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221e9" officeooo:paragraph-rsid="001221e9" style:font-size-asian="14pt" style:font-size-complex="14pt"/>
    </style:style>
    <style:style style:name="P3" style:family="paragraph" style:parent-style-name="Standard">
      <style:text-properties fo:font-size="14pt" officeooo:rsid="00138f3f" officeooo:paragraph-rsid="00138f3f" style:font-size-asian="14pt" style:font-size-complex="14pt"/>
    </style:style>
    <style:style style:name="P4" style:family="paragraph" style:parent-style-name="Standard">
      <style:text-properties fo:font-size="14pt" officeooo:rsid="0016f70f" officeooo:paragraph-rsid="0016f70f" style:font-size-asian="14pt" style:font-size-complex="14pt"/>
    </style:style>
    <style:style style:name="P5" style:family="paragraph" style:parent-style-name="Standard">
      <style:text-properties fo:font-size="14pt" officeooo:rsid="0019f92b" officeooo:paragraph-rsid="0019f92b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138f3f" officeooo:paragraph-rsid="00138f3f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16f70f" officeooo:paragraph-rsid="0016f70f" style:font-size-asian="14pt" style:font-size-complex="14pt"/>
    </style:style>
    <style:style style:name="P8" style:family="paragraph" style:parent-style-name="Standard">
      <style:text-properties fo:font-size="14pt" style:text-underline-style="none" officeooo:rsid="0016f70f" officeooo:paragraph-rsid="0016f70f" style:font-size-asian="14pt" style:font-size-complex="14pt"/>
    </style:style>
    <style:style style:name="P9" style:family="paragraph" style:parent-style-name="Standard">
      <style:text-properties fo:font-size="14pt" fo:font-weight="bold" officeooo:rsid="0016f70f" officeooo:paragraph-rsid="0016f70f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9f92b" officeooo:paragraph-rsid="0019f92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9f92b" officeooo:paragraph-rsid="0019f92b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Century Schoolbook 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entury Schoolbook L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Liberation Serif" fo:font-size="14pt" style:font-size-asian="14pt" style:font-size-complex="14pt"/>
    </style:style>
    <style:style style:name="P15" style:family="paragraph" style:parent-style-name="Standard">
      <style:text-properties style:font-name="Liberation Serif" fo:font-size="14pt" officeooo:paragraph-rsid="001326d4" style:font-size-asian="14pt" style:font-size-complex="14pt"/>
    </style:style>
    <style:style style:name="P16" style:family="paragraph" style:parent-style-name="Standard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text-properties officeooo:paragraph-rsid="001326d4"/>
    </style:style>
    <style:style style:name="P18" style:family="paragraph" style:parent-style-name="Standard">
      <style:text-properties officeooo:rsid="001326d4" officeooo:paragraph-rsid="001326d4"/>
    </style:style>
    <style:style style:name="P19" style:family="paragraph" style:parent-style-name="Standard">
      <style:text-properties officeooo:paragraph-rsid="001c3a3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540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5403" style:font-weight-asian="bold" style:font-weight-complex="bold"/>
    </style:style>
    <style:style style:name="T5" style:family="text">
      <style:text-properties fo:font-weight="bold" officeooo:rsid="00180f73" style:font-weight-asian="bold" style:font-weight-complex="bold"/>
    </style:style>
    <style:style style:name="T6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1221e9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1c3a31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14pt" style:font-size-asian="14pt" style:font-size-complex="14pt"/>
    </style:style>
    <style:style style:name="T10" style:family="text">
      <style:text-properties style:font-name="Liberation Serif" fo:font-size="14pt" officeooo:rsid="001326d4" style:font-size-asian="14pt" style:font-size-complex="14pt"/>
    </style:style>
    <style:style style:name="T11" style:family="text">
      <style:text-properties style:font-name="Liberation Serif"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officeooo:rsid="0016f70f"/>
    </style:style>
    <style:style style:name="T13" style:family="text">
      <style:text-properties officeooo:rsid="00180f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7">T</text:span><text:span text:style-name="T6">race :-</text:span></text:p>
      <text:p text:style-name="P17"><text:span text:style-name="T7"><text:tab/>T</text:span><text:span text:style-name="T6">he command </text:span><text:span text:style-name="T9">Trace is a general command for trace configuration and trace display. It is available for all kind of trace methods provided by TRACE32. The following</text:span><text:span text:style-name="T11"> trace methods</text:span><text:span text:style-name="T9"> are available: </text:span></text:p>
      <text:p text:style-name="P15"/>
      <text:p text:style-name="P19"><text:span text:style-name="T10">• Analyzer</text:span><text:span text:style-name="T6"> <text:tab/><text:tab/>• ART<text:tab/></text:span><text:span text:style-name="T8">(Advanced Register Trace)<text:tab/></text:span><text:span text:style-name="T6">• FDX </text:span><text:span text:style-name="T8">(Fast Data eXchange)</text:span></text:p>
      <text:p text:style-name="P15">• Integrator <text:tab/><text:tab/>• LA<text:tab/><text:tab/>• LOGGER</text:p>
      <text:p text:style-name="P14">• Onchip <text:tab/><text:tab/>• Probe<text:tab/>• PORT</text:p>
      <text:p text:style-name="P14">• RTS <text:tab/><text:tab/>• SNOOPer</text:p>
      <text:p text:style-name="P16"/>
      <text:p text:style-name="P13"/>
      <text:p text:style-name="P12">How does TRACE32 determine the default trace method?</text:p>
      <text:p text:style-name="P14">- If the hardware module connected to your target board is a PowerTrace, then the </text:p>
      <text:p text:style-name="P14"><text:span text:style-name="T1">Analyzer trace method </text:span>becomes the default setting.</text:p>
      <text:p text:style-name="P14"/>
      <text:p text:style-name="P14">- If a hardware module other than a PowerTrace is connected to your target board, TRACE32 adjusts the trace method accordingly.</text:p>
      <text:p text:style-name="P1"/>
      <text:p text:style-name="P1">- <text:span text:style-name="T2">if the chip has an onchip trace <text:s/>sink, then the</text:span><text:span text:style-name="T4"> Onchip trace method</text:span><text:span text:style-name="T2"> become the default setting . If the chip does not have an </text:span><text:span text:style-name="T4">trace sink</text:span><text:span text:style-name="T2"> , then the </text:span><text:span text:style-name="T4">ART</text:span><text:span text:style-name="T2"> trace method becomes the default setting .</text:span></text:p>
      <text:p text:style-name="P1"/>
      <text:p text:style-name="P1">-<text:span text:style-name="T2">if TRACE32 runs in software -only mode as an instruction set simulator , then it is again the Analyzer trace method that becomes the default setting .</text:span></text:p>
      <text:p text:style-name="P1"/>
      <text:p text:style-name="P1"/>
      <text:p text:style-name="P2">All Trace commands refer to the selected trace method.</text:p>
      <text:p text:style-name="P2"/>
      <text:p text:style-name="P6">Trace method SNOOPer :-</text:p>
      <text:p text:style-name="P6"/>
      <text:p text:style-name="P3">Trace.state <text:s text:c="3"/>; select the trace method SNOOPer for recording data</text:p>
      <text:p text:style-name="P3"/>
      <text:p text:style-name="P3">Trace.METHOD SNOOPer <text:tab/>; trace data</text:p>
      <text:p text:style-name="P3"><text:tab/><text:tab/><text:tab/>; &lt;configuration&gt;</text:p>
      <text:p text:style-name="P3"><text:tab/><text:tab/><text:tab/>; &lt;trace data is recorded using the commands GO, WAIT, Break&gt;</text:p>
      <text:p text:style-name="P3"/>
      <text:p text:style-name="P3">Trace.List<text:tab/>; Display the trace data recorded with SNOOPer as a trace listing </text:p>
      <text:p text:style-name="P3"/>
      <text:p text:style-name="P3">SNOOPer.List<text:tab/>; this is the equivalent and explicit command.</text:p>
      <text:p text:style-name="P3"/>
      <text:p text:style-name="P7">Troubleshooting:-</text:p>
      <text:p text:style-name="P8"/>
      <text:p text:style-name="P4"><text:span text:style-name="T13"><text:tab/>1.</text:span>Trace information should be analyzed while the program execution is running and the debugger has no<text:span text:style-name="T1"> run-time access</text:span> to the target memory to read the program <text:soft-page-break/>code .</text:p>
      <text:p text:style-name="P4">NOACCESS in a trace display window indicate that the debugger can not read the target memory. </text:p>
      <text:p text:style-name="P4"/>
      <text:p text:style-name="P4">You can overcome this problem by loading the program code <text:s/>to the <text:span text:style-name="T1">TRACE32 virtual memory.</text:span></text:p>
      <text:p text:style-name="P3"/>
      <text:p text:style-name="P3"><text:tab/>; <text:span text:style-name="T12">load the program code additional to the TRACE32 virtual memory </text:span></text:p>
      <text:p text:style-name="P3"><text:tab/>; <text:span text:style-name="T12">whenever you load it to the target memory</text:span></text:p>
      <text:p text:style-name="P9">Data.LOAD.Elf diabc.x /PlusVM</text:p>
      <text:p text:style-name="P4"/>
      <text:p text:style-name="P3"><text:span text:style-name="T13"><text:tab/>2. Reading the target via </text:span><text:span text:style-name="T5">JTAG</text:span><text:span text:style-name="T13"> is very slow therefore all trace display and analysis windows are slow.</text:span></text:p>
      <text:p text:style-name="P3"/>
      <text:p text:style-name="P3"><text:tab/><text:span text:style-name="T13">You can overcome this problem by loading the program code to the </text:span><text:span text:style-name="T5">TRACE32 virtual memory</text:span><text:span text:style-name="T13"> and by specifying </text:span><text:span text:style-name="T5">Trace.ACCESS AutoVM.</text:span></text:p>
      <text:p text:style-name="P3"/>
      <text:p text:style-name="P3"><text:tab/>; <text:span text:style-name="T13">load the program code additional to the TRACE32 virtual memory </text:span></text:p>
      <text:p text:style-name="P3"><text:tab/>; <text:span text:style-name="T13">whenever you load it to the target memory</text:span></text:p>
      <text:p text:style-name="P10">Data.LOAD.Elf diabc.x /PlusVM</text:p>
      <text:p text:style-name="P5"><text:tab/>; advise TRACE32 to read the target code from <text:s/>the virtual memory</text:p>
      <text:p text:style-name="P5"><text:tab/>; if no code is loaded to the virtual memory for a program address</text:p>
      <text:p text:style-name="P5"><text:tab/>; TRACE32 will read the code by using the best practce procedure</text:p>
      <text:p text:style-name="P10">Trace.ACCESS AutoVM</text:p>
      <text:p text:style-name="P11"/>
      <text:p text:style-name="P11"><text:tab/>3.Trace information should be inspected , but there is no source code available.</text:p>
      <text:p text:style-name="P11"/>
      <text:p text:style-name="P11"><text:tab/>You can overcome this problem by specifying <text:span text:style-name="T3">Trace.ACCESS Denied</text:span> to advise <text:s/>TRACE32 not to merge source code information . The <text:span text:style-name="T3">Trace.List</text:span> window will list the available program addresses and mark all cycles as unkown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8:32:15.557821020</meta:creation-date>
    <dc:date>2017-08-31T16:58:28.656485593</dc:date>
    <meta:editing-duration>PT4H54M8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38" meta:word-count="472" meta:character-count="2788" meta:non-whitespace-character-count="2312"/>
  </office:meta>
</office:document-meta>
</file>